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что значит знать и понимать чтобы успешно применять на практике для решения задач - в контексте "Wordpress Разработка Тем"</text:p>
      <text:p text:style-name="Standard">ChatGPT</text:p>
      <text:p text:style-name="P1">ChatGPT</text:p>
      <text:p text:style-name="Text_20_body">Знание и понимание для успешной практической применения в контексте разработки тем для WordPress означает:</text:p>
      <text:list xml:id="list7876347953211159437" text:style-name="L1">
        <text:list-item>
          <text:p text:style-name="P2"><text:span text:style-name="Strong_20_Emphasis">Понимание HTML и CSS</text:span>:</text:p>
          <text:list>
            <text:list-item>
              <text:p text:style-name="P3">Умение создавать структуру веб-страницы с помощью HTML.</text:p>
            </text:list-item>
            <text:list-item>
              <text:p text:style-name="P3">Знание основ CSS для стилизации элементов страницы.</text:p>
            </text:list-item>
            <text:list-item>
              <text:p text:style-name="P3">Понимание селекторов CSS и их применение для точной стилизации.</text:p>
            </text:list-item>
          </text:list>
        </text:list-item>
        <text:list-item>
          <text:p text:style-name="P2"><text:span text:style-name="Strong_20_Emphasis">Знание PHP и WordPress API</text:span>:</text:p>
          <text:list>
            <text:list-item>
              <text:p text:style-name="P3">Умение использовать PHP для динамической генерации контента на веб-страницах.</text:p>
            </text:list-item>
            <text:list-item>
              <text:p text:style-name="P3">Знание функций и шаблонных тегов WordPress для работы с данными сайта.</text:p>
            </text:list-item>
            <text:list-item>
              <text:p text:style-name="P3">Понимание концепций шаблонизации и создания кастомных шаблонов страниц.</text:p>
            </text:list-item>
          </text:list>
        </text:list-item>
        <text:list-item>
          <text:p text:style-name="P2"><text:span text:style-name="Strong_20_Emphasis">Понимание структуры темы WordPress</text:span>:</text:p>
          <text:list>
            <text:list-item>
              <text:p text:style-name="P3">Знание основной структуры темы и назначение основных файлов.</text:p>
            </text:list-item>
            <text:list-item>
              <text:p text:style-name="P3">Умение создавать кастомные шаблоны страниц и записей.</text:p>
            </text:list-item>
            <text:list-item>
              <text:p text:style-name="P3">Понимание внутреннего устройства файлов стилей и скриптов темы.</text:p>
            </text:list-item>
          </text:list>
        </text:list-item>
        <text:list-item>
          <text:p text:style-name="P2"><text:span text:style-name="Strong_20_Emphasis">Знание и понимание функциональности темы</text:span>:</text:p>
          <text:list>
            <text:list-item>
              <text:p text:style-name="P3">Умение использовать хуки и фильтры для расширения функциональности темы.</text:p>
            </text:list-item>
            <text:list-item>
              <text:p text:style-name="P3">Знание кастомных типов записей и кастомных полей для создания сложных структур контента.</text:p>
            </text:list-item>
            <text:list-item>
              <text:p text:style-name="P3">Понимание создания пользовательских меню и виджетов для управления контентом.</text:p>
            </text:list-item>
          </text:list>
        </text:list-item>
        <text:list-item>
          <text:p text:style-name="P2"><text:span text:style-name="Strong_20_Emphasis">Адаптивный дизайн и оптимизация</text:span>:</text:p>
          <text:list>
            <text:list-item>
              <text:p text:style-name="P3">Умение создавать адаптивные стили с помощью медиазапросов, Flexbox и Grid.</text:p>
            </text:list-item>
            <text:list-item>
              <text:p text:style-name="P3">Знание методов оптимизации загрузки страницы, включая минификацию CSS и JavaScript.</text:p>
            </text:list-item>
            <text:list-item>
              <text:p text:style-name="P3">Понимание мер безопасности и защиты темы от атак.</text:p>
            </text:list-item>
          </text:list>
        </text:list-item>
        <text:list-item>
          <text:p text:style-name="P2"><text:span text:style-name="Strong_20_Emphasis">Управление контентом и локализация</text:span>:</text:p>
          <text:list>
            <text:list-item>
              <text:p text:style-name="P3">Умение создавать пользовательские меню и управлять ими через административную панель WordPress.</text:p>
            </text:list-item>
            <text:list-item>
              <text:p text:style-name="P3">Знание процесса локализации темы для поддержки различных языков и региональных настроек.</text:p>
            </text:list-item>
          </text:list>
        </text:list-item>
        <text:list-item>
          <text:p text:style-name="P2"><text:span text:style-name="Strong_20_Emphasis">Тестирование и отладка</text:span>:</text:p>
          <text:list>
            <text:list-item>
              <text:p text:style-name="P3">Умение отлаживать PHP-код с помощью инструментов для поиска и исправления ошибок.</text:p>
            </text:list-item>
            <text:list-item>
              <text:p text:style-name="P2">Знание методов тестирования темы на различных устройствах и браузерах для обеспечения качественного отображения и работы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S</meta:editing-duration>
    <meta:editing-cycles>3</meta:editing-cycles>
    <meta:generator>OpenOffice/4.1.14$Win32 OpenOffice.org_project/4114m1$Build-9811</meta:generator>
    <dc:date>2024-05-01T22:39:46.24</dc:date>
    <meta:document-statistic meta:table-count="0" meta:image-count="0" meta:object-count="0" meta:page-count="1" meta:paragraph-count="30" meta:word-count="270" meta:character-count="1880"/>
    <dc:creator>Dima Wide</dc:creator>
    <meta:user-defined meta:name="Info 1"/>
    <meta:user-defined meta:name="Info 2"/>
    <meta:user-defined meta:name="Info 3"/>
    <meta:user-defined meta:name="Info 4"/>
  </office:meta>
</office:document-meta>
</file>